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4RBG" style:family="table-column">
      <style:table-column-properties style:column-width="4.711cm"/>
    </style:style>
    <style:style style:name="ID0EDSBG" style:family="table-column">
      <style:table-column-properties style:column-width="8.363cm"/>
    </style:style>
    <style:style style:name="ID0EJSBG" style:family="table-column">
      <style:table-column-properties style:column-width="1.964cm"/>
    </style:style>
    <style:style style:name="ID0EPSBG" style:family="table-column">
      <style:table-column-properties style:column-width="1.989cm"/>
    </style:style>
    <style:style style:name="ID0EVSBG" style:family="table-column">
      <style:table-column-properties style:column-width="2.133cm"/>
    </style:style>
    <style:style style:name="ID0E2SBG" style:family="table-column">
      <style:table-column-properties style:column-width="1.318cm"/>
    </style:style>
    <style:style style:name="co7" style:family="table-column">
      <style:table-column-properties fo:break-before="auto" style:column-width="2.25cm"/>
    </style:style>
    <style:style style:name="ID0E2ZBI" style:family="table-column">
      <style:table-column-properties style:column-width="4.711cm"/>
    </style:style>
    <style:style style:name="ID0EB1BI" style:family="table-column">
      <style:table-column-properties style:column-width="8.363cm"/>
    </style:style>
    <style:style style:name="ID0EH1BI" style:family="table-column">
      <style:table-column-properties style:column-width="1.964cm"/>
    </style:style>
    <style:style style:name="ID0EN1BI" style:family="table-column">
      <style:table-column-properties style:column-width="1.989cm"/>
    </style:style>
    <style:style style:name="ID0ET1BI" style:family="table-column">
      <style:table-column-properties style:column-width="2.133cm"/>
    </style:style>
    <style:style style:name="ID0EZ1BI" style:family="table-column">
      <style:table-column-properties style:column-width="1.318cm"/>
    </style:style>
    <style:style style:name="co8" style:family="table-column">
      <style:table-column-properties fo:break-before="auto" style:column-width="2.25cm"/>
    </style:style>
    <style:style style:name="ID0ETDAK" style:family="table-column">
      <style:table-column-properties style:column-width="4.711cm"/>
    </style:style>
    <style:style style:name="ID0EZDAK" style:family="table-column">
      <style:table-column-properties style:column-width="8.363cm"/>
    </style:style>
    <style:style style:name="ID0E6DAK" style:family="table-column">
      <style:table-column-properties style:column-width="1.964cm"/>
    </style:style>
    <style:style style:name="ID0EFEAK" style:family="table-column">
      <style:table-column-properties style:column-width="1.989cm"/>
    </style:style>
    <style:style style:name="ID0ELEAK" style:family="table-column">
      <style:table-column-properties style:column-width="2.133cm"/>
    </style:style>
    <style:style style:name="ID0EREAK" style:family="table-column">
      <style:table-column-properties style:column-width="1.318cm"/>
    </style:style>
    <style:style style:name="co9" style:family="table-column">
      <style:table-column-properties fo:break-before="auto" style:column-width="1.5cm"/>
    </style:style>
    <style:style style:name="ID0EJJCK" style:family="table-column">
      <style:table-column-properties style:column-width="4.711cm"/>
    </style:style>
    <style:style style:name="ID0EQJCK" style:family="table-column">
      <style:table-column-properties style:column-width="8.363cm"/>
    </style:style>
    <style:style style:name="ID0EXJCK" style:family="table-column">
      <style:table-column-properties style:column-width="1.964cm"/>
    </style:style>
    <style:style style:name="ID0E5JCK" style:family="table-column">
      <style:table-column-properties style:column-width="1.989cm"/>
    </style:style>
    <style:style style:name="ID0EFKCK" style:family="table-column">
      <style:table-column-properties style:column-width="2.133cm"/>
    </style:style>
    <style:style style:name="ID0EMKCK" style:family="table-column">
      <style:table-column-properties style:column-width="1.318cm"/>
    </style:style>
    <style:style style:name="ID0ETKCK" style:family="table-column">
      <style:table-column-properties style:column-width="2.313cm"/>
    </style:style>
    <style:style style:name="ro6" style:family="table-row">
      <style:table-row-properties fo:break-before="auto" style:row-height="0.459cm"/>
    </style:style>
    <style:style style:name="ID0ECTBG" style:family="table-row">
      <style:table-row-properties fo:break-before="auto" style:row-height="0.422cm" style:use-optimal-row-height="false"/>
    </style:style>
    <style:style style:name="ID0E1UBG" style:family="table-row">
      <style:table-row-properties fo:break-before="auto" style:row-height="0.422cm" style:use-optimal-row-height="false"/>
    </style:style>
    <style:style style:name="ID0E2WBG" style:family="table-row">
      <style:table-row-properties fo:break-before="auto" style:row-height="0.422cm" style:use-optimal-row-height="false"/>
    </style:style>
    <style:style style:name="ID0EEZBG" style:family="table-row">
      <style:table-row-properties fo:break-before="auto" style:row-height="0.422cm" style:use-optimal-row-height="false"/>
    </style:style>
    <style:style style:name="ID0EN2BG" style:family="table-row">
      <style:table-row-properties fo:break-before="auto" style:row-height="0.422cm" style:use-optimal-row-height="false"/>
    </style:style>
    <style:style style:name="ID0EW4BG" style:family="table-row">
      <style:table-row-properties fo:break-before="auto" style:row-height="0.422cm" style:use-optimal-row-height="false"/>
    </style:style>
    <style:style style:name="ID0EAAAI" style:family="table-row">
      <style:table-row-properties fo:break-before="auto" style:row-height="0.422cm" style:use-optimal-row-height="false"/>
    </style:style>
    <style:style style:name="ID0EJCAI" style:family="table-row">
      <style:table-row-properties fo:break-before="auto" style:row-height="0.422cm" style:use-optimal-row-height="false"/>
    </style:style>
    <style:style style:name="ID0ESEAI" style:family="table-row">
      <style:table-row-properties fo:break-before="auto" style:row-height="0.422cm" style:use-optimal-row-height="false"/>
    </style:style>
    <style:style style:name="ID0E2GAI" style:family="table-row">
      <style:table-row-properties fo:break-before="auto" style:row-height="0.422cm" style:use-optimal-row-height="false"/>
    </style:style>
    <style:style style:name="ID0EEJAI" style:family="table-row">
      <style:table-row-properties fo:break-before="auto" style:row-height="0.422cm" style:use-optimal-row-height="false"/>
    </style:style>
    <style:style style:name="ID0ENLAI" style:family="table-row">
      <style:table-row-properties fo:break-before="auto" style:row-height="0.422cm" style:use-optimal-row-height="false"/>
    </style:style>
    <style:style style:name="ID0EWNAI" style:family="table-row">
      <style:table-row-properties fo:break-before="auto" style:row-height="0.422cm" style:use-optimal-row-height="false"/>
    </style:style>
    <style:style style:name="ID0E6PAI" style:family="table-row">
      <style:table-row-properties fo:break-before="auto" style:row-height="0.422cm" style:use-optimal-row-height="false"/>
    </style:style>
    <style:style style:name="ID0EISAI" style:family="table-row">
      <style:table-row-properties fo:break-before="auto" style:row-height="0.422cm" style:use-optimal-row-height="false"/>
    </style:style>
    <style:style style:name="ID0ERUAI" style:family="table-row">
      <style:table-row-properties fo:break-before="auto" style:row-height="0.422cm" style:use-optimal-row-height="false"/>
    </style:style>
    <style:style style:name="ID0E1WAI" style:family="table-row">
      <style:table-row-properties fo:break-before="auto" style:row-height="0.422cm" style:use-optimal-row-height="false"/>
    </style:style>
    <style:style style:name="ID0EDZAI" style:family="table-row">
      <style:table-row-properties fo:break-before="auto" style:row-height="0.422cm" style:use-optimal-row-height="false"/>
    </style:style>
    <style:style style:name="ID0EN2AI" style:family="table-row">
      <style:table-row-properties fo:break-before="auto" style:row-height="0.422cm" style:use-optimal-row-height="false"/>
    </style:style>
    <style:style style:name="ID0EQ4AI" style:family="table-row">
      <style:table-row-properties fo:break-before="auto" style:row-height="0.422cm" style:use-optimal-row-height="false"/>
    </style:style>
    <style:style style:name="ID0ET6AI" style:family="table-row">
      <style:table-row-properties fo:break-before="auto" style:row-height="0.422cm" style:use-optimal-row-height="false"/>
    </style:style>
    <style:style style:name="ID0EWBBI" style:family="table-row">
      <style:table-row-properties fo:break-before="auto" style:row-height="0.422cm" style:use-optimal-row-height="false"/>
    </style:style>
    <style:style style:name="ID0EZDBI" style:family="table-row">
      <style:table-row-properties fo:break-before="auto" style:row-height="0.422cm" style:use-optimal-row-height="false"/>
    </style:style>
    <style:style style:name="ID0E3FBI" style:family="table-row">
      <style:table-row-properties fo:break-before="auto" style:row-height="0.422cm" style:use-optimal-row-height="false"/>
    </style:style>
    <style:style style:name="ID0E6HBI" style:family="table-row">
      <style:table-row-properties fo:break-before="auto" style:row-height="0.422cm" style:use-optimal-row-height="false"/>
    </style:style>
    <style:style style:name="ID0ECKBI" style:family="table-row">
      <style:table-row-properties fo:break-before="auto" style:row-height="0.422cm" style:use-optimal-row-height="false"/>
    </style:style>
    <style:style style:name="ID0EFMBI" style:family="table-row">
      <style:table-row-properties fo:break-before="auto" style:row-height="0.422cm" style:use-optimal-row-height="false"/>
    </style:style>
    <style:style style:name="ID0E4NBI" style:family="table-row">
      <style:table-row-properties fo:break-before="auto" style:row-height="0.422cm" style:use-optimal-row-height="false"/>
    </style:style>
    <style:style style:name="ID0EVPBI" style:family="table-row">
      <style:table-row-properties fo:break-before="auto" style:row-height="0.422cm" style:use-optimal-row-height="false"/>
    </style:style>
    <style:style style:name="ID0ENRBI" style:family="table-row">
      <style:table-row-properties fo:break-before="auto" style:row-height="0.422cm" style:use-optimal-row-height="false"/>
    </style:style>
    <style:style style:name="ID0EFTBI" style:family="table-row">
      <style:table-row-properties fo:break-before="auto" style:row-height="0.422cm" style:use-optimal-row-height="false"/>
    </style:style>
    <style:style style:name="ID0E4UBI" style:family="table-row">
      <style:table-row-properties fo:break-before="auto" style:row-height="0.422cm" style:use-optimal-row-height="false"/>
    </style:style>
    <style:style style:name="ID0EVWBI" style:family="table-row">
      <style:table-row-properties fo:break-before="auto" style:row-height="0.422cm" style:use-optimal-row-height="false"/>
    </style:style>
    <style:style style:name="ro7" style:family="table-row">
      <style:table-row-properties fo:break-before="auto" style:row-height="0.459cm"/>
    </style:style>
    <style:style style:name="ID0EA2BI" style:family="table-row">
      <style:table-row-properties fo:break-before="auto" style:row-height="0.422cm" style:use-optimal-row-height="false"/>
    </style:style>
    <style:style style:name="ID0EY3BI" style:family="table-row">
      <style:table-row-properties fo:break-before="auto" style:row-height="0.422cm" style:use-optimal-row-height="false"/>
    </style:style>
    <style:style style:name="ID0EZ5BI" style:family="table-row">
      <style:table-row-properties fo:break-before="auto" style:row-height="0.422cm" style:use-optimal-row-height="false"/>
    </style:style>
    <style:style style:name="ID0ECBCI" style:family="table-row">
      <style:table-row-properties fo:break-before="auto" style:row-height="0.422cm" style:use-optimal-row-height="false"/>
    </style:style>
    <style:style style:name="ID0ELDCI" style:family="table-row">
      <style:table-row-properties fo:break-before="auto" style:row-height="0.422cm" style:use-optimal-row-height="false"/>
    </style:style>
    <style:style style:name="ID0EUFCI" style:family="table-row">
      <style:table-row-properties fo:break-before="auto" style:row-height="0.422cm" style:use-optimal-row-height="false"/>
    </style:style>
    <style:style style:name="ID0E4HCI" style:family="table-row">
      <style:table-row-properties fo:break-before="auto" style:row-height="0.422cm" style:use-optimal-row-height="false"/>
    </style:style>
    <style:style style:name="ID0EHKCI" style:family="table-row">
      <style:table-row-properties fo:break-before="auto" style:row-height="0.422cm" style:use-optimal-row-height="false"/>
    </style:style>
    <style:style style:name="ID0ERMCI" style:family="table-row">
      <style:table-row-properties fo:break-before="auto" style:row-height="0.422cm" style:use-optimal-row-height="false"/>
    </style:style>
    <style:style style:name="ID0E2OCI" style:family="table-row">
      <style:table-row-properties fo:break-before="auto" style:row-height="0.422cm" style:use-optimal-row-height="false"/>
    </style:style>
    <style:style style:name="ID0EGRCI" style:family="table-row">
      <style:table-row-properties fo:break-before="auto" style:row-height="0.422cm" style:use-optimal-row-height="false"/>
    </style:style>
    <style:style style:name="ID0EPTCI" style:family="table-row">
      <style:table-row-properties fo:break-before="auto" style:row-height="0.422cm" style:use-optimal-row-height="false"/>
    </style:style>
    <style:style style:name="ID0EYVCI" style:family="table-row">
      <style:table-row-properties fo:break-before="auto" style:row-height="0.422cm" style:use-optimal-row-height="false"/>
    </style:style>
    <style:style style:name="ID0EBYCI" style:family="table-row">
      <style:table-row-properties fo:break-before="auto" style:row-height="0.422cm" style:use-optimal-row-height="false"/>
    </style:style>
    <style:style style:name="ID0EK1CI" style:family="table-row">
      <style:table-row-properties fo:break-before="auto" style:row-height="0.422cm" style:use-optimal-row-height="false"/>
    </style:style>
    <style:style style:name="ID0EU3CI" style:family="table-row">
      <style:table-row-properties fo:break-before="auto" style:row-height="0.422cm" style:use-optimal-row-height="false"/>
    </style:style>
    <style:style style:name="ID0E55CI" style:family="table-row">
      <style:table-row-properties fo:break-before="auto" style:row-height="0.422cm" style:use-optimal-row-height="false"/>
    </style:style>
    <style:style style:name="ID0EIBDI" style:family="table-row">
      <style:table-row-properties fo:break-before="auto" style:row-height="0.422cm" style:use-optimal-row-height="false"/>
    </style:style>
    <style:style style:name="ID0ERDDI" style:family="table-row">
      <style:table-row-properties fo:break-before="auto" style:row-height="0.422cm" style:use-optimal-row-height="false"/>
    </style:style>
    <style:style style:name="ID0E1FDI" style:family="table-row">
      <style:table-row-properties fo:break-before="auto" style:row-height="0.422cm" style:use-optimal-row-height="false"/>
    </style:style>
    <style:style style:name="ID0EDIDI" style:family="table-row">
      <style:table-row-properties fo:break-before="auto" style:row-height="0.422cm" style:use-optimal-row-height="false"/>
    </style:style>
    <style:style style:name="ID0EMKDI" style:family="table-row">
      <style:table-row-properties fo:break-before="auto" style:row-height="0.422cm" style:use-optimal-row-height="false"/>
    </style:style>
    <style:style style:name="ID0EVMDI" style:family="table-row">
      <style:table-row-properties fo:break-before="auto" style:row-height="0.422cm" style:use-optimal-row-height="false"/>
    </style:style>
    <style:style style:name="ID0E5ODI" style:family="table-row">
      <style:table-row-properties fo:break-before="auto" style:row-height="0.422cm" style:use-optimal-row-height="false"/>
    </style:style>
    <style:style style:name="ID0EIRDI" style:family="table-row">
      <style:table-row-properties fo:break-before="auto" style:row-height="0.422cm" style:use-optimal-row-height="false"/>
    </style:style>
    <style:style style:name="ID0ESTDI" style:family="table-row">
      <style:table-row-properties fo:break-before="auto" style:row-height="0.422cm" style:use-optimal-row-height="false"/>
    </style:style>
    <style:style style:name="ID0E3VDI" style:family="table-row">
      <style:table-row-properties fo:break-before="auto" style:row-height="0.422cm" style:use-optimal-row-height="false"/>
    </style:style>
    <style:style style:name="ID0EUXDI" style:family="table-row">
      <style:table-row-properties fo:break-before="auto" style:row-height="0.422cm" style:use-optimal-row-height="false"/>
    </style:style>
    <style:style style:name="ID0EMZDI" style:family="table-row">
      <style:table-row-properties fo:break-before="auto" style:row-height="0.422cm" style:use-optimal-row-height="false"/>
    </style:style>
    <style:style style:name="ID0EE2DI" style:family="table-row">
      <style:table-row-properties fo:break-before="auto" style:row-height="0.422cm" style:use-optimal-row-height="false"/>
    </style:style>
    <style:style style:name="ID0E33DI" style:family="table-row">
      <style:table-row-properties fo:break-before="auto" style:row-height="0.422cm" style:use-optimal-row-height="false"/>
    </style:style>
    <style:style style:name="ID0EU5DI" style:family="table-row">
      <style:table-row-properties fo:break-before="auto" style:row-height="0.422cm" style:use-optimal-row-height="false"/>
    </style:style>
    <style:style style:name="ID0ENAAK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YEAK" style:family="table-row">
      <style:table-row-properties fo:break-before="auto" style:row-height="0.422cm" style:use-optimal-row-height="false"/>
    </style:style>
    <style:style style:name="ID0EQGAK" style:family="table-row">
      <style:table-row-properties fo:break-before="auto" style:row-height="0.422cm" style:use-optimal-row-height="false"/>
    </style:style>
    <style:style style:name="ID0ERIAK" style:family="table-row">
      <style:table-row-properties fo:break-before="auto" style:row-height="0.422cm" style:use-optimal-row-height="false"/>
    </style:style>
    <style:style style:name="ID0E1KAK" style:family="table-row">
      <style:table-row-properties fo:break-before="auto" style:row-height="0.422cm" style:use-optimal-row-height="false"/>
    </style:style>
    <style:style style:name="ID0EDNAK" style:family="table-row">
      <style:table-row-properties fo:break-before="auto" style:row-height="0.422cm" style:use-optimal-row-height="false"/>
    </style:style>
    <style:style style:name="ID0EMPAK" style:family="table-row">
      <style:table-row-properties fo:break-before="auto" style:row-height="0.422cm" style:use-optimal-row-height="false"/>
    </style:style>
    <style:style style:name="ID0EVRAK" style:family="table-row">
      <style:table-row-properties fo:break-before="auto" style:row-height="0.422cm" style:use-optimal-row-height="false"/>
    </style:style>
    <style:style style:name="ID0EYTAK" style:family="table-row">
      <style:table-row-properties fo:break-before="auto" style:row-height="0.422cm" style:use-optimal-row-height="false"/>
    </style:style>
    <style:style style:name="ID0E2VAK" style:family="table-row">
      <style:table-row-properties fo:break-before="auto" style:row-height="0.422cm" style:use-optimal-row-height="false"/>
    </style:style>
    <style:style style:name="ID0E5XAK" style:family="table-row">
      <style:table-row-properties fo:break-before="auto" style:row-height="0.422cm" style:use-optimal-row-height="false"/>
    </style:style>
    <style:style style:name="ID0ED1AK" style:family="table-row">
      <style:table-row-properties fo:break-before="auto" style:row-height="0.422cm" style:use-optimal-row-height="false"/>
    </style:style>
    <style:style style:name="ID0EG3AK" style:family="table-row">
      <style:table-row-properties fo:break-before="auto" style:row-height="0.422cm" style:use-optimal-row-height="false"/>
    </style:style>
    <style:style style:name="ID0EJ5AK" style:family="table-row">
      <style:table-row-properties fo:break-before="auto" style:row-height="0.422cm" style:use-optimal-row-height="false"/>
    </style:style>
    <style:style style:name="ID0EMABK" style:family="table-row">
      <style:table-row-properties fo:break-before="auto" style:row-height="0.422cm" style:use-optimal-row-height="false"/>
    </style:style>
    <style:style style:name="ID0EPCBK" style:family="table-row">
      <style:table-row-properties fo:break-before="auto" style:row-height="0.422cm" style:use-optimal-row-height="false"/>
    </style:style>
    <style:style style:name="ID0ESEBK" style:family="table-row">
      <style:table-row-properties fo:break-before="auto" style:row-height="0.422cm" style:use-optimal-row-height="false"/>
    </style:style>
    <style:style style:name="ID0EVGBK" style:family="table-row">
      <style:table-row-properties fo:break-before="auto" style:row-height="0.422cm" style:use-optimal-row-height="false"/>
    </style:style>
    <style:style style:name="ID0EYIBK" style:family="table-row">
      <style:table-row-properties fo:break-before="auto" style:row-height="0.422cm" style:use-optimal-row-height="false"/>
    </style:style>
    <style:style style:name="ID0E2KBK" style:family="table-row">
      <style:table-row-properties fo:break-before="auto" style:row-height="0.422cm" style:use-optimal-row-height="false"/>
    </style:style>
    <style:style style:name="ID0E5MBK" style:family="table-row">
      <style:table-row-properties fo:break-before="auto" style:row-height="0.422cm" style:use-optimal-row-height="false"/>
    </style:style>
    <style:style style:name="ID0EBPBK" style:family="table-row">
      <style:table-row-properties fo:break-before="auto" style:row-height="0.422cm" style:use-optimal-row-height="false"/>
    </style:style>
    <style:style style:name="ID0EERBK" style:family="table-row">
      <style:table-row-properties fo:break-before="auto" style:row-height="0.422cm" style:use-optimal-row-height="false"/>
    </style:style>
    <style:style style:name="ID0EHTBK" style:family="table-row">
      <style:table-row-properties fo:break-before="auto" style:row-height="0.422cm" style:use-optimal-row-height="false"/>
    </style:style>
    <style:style style:name="ID0EKVBK" style:family="table-row">
      <style:table-row-properties fo:break-before="auto" style:row-height="0.422cm" style:use-optimal-row-height="false"/>
    </style:style>
    <style:style style:name="ID0ENXBK" style:family="table-row">
      <style:table-row-properties fo:break-before="auto" style:row-height="0.422cm" style:use-optimal-row-height="false"/>
    </style:style>
    <style:style style:name="ID0EQZBK" style:family="table-row">
      <style:table-row-properties fo:break-before="auto" style:row-height="0.422cm" style:use-optimal-row-height="false"/>
    </style:style>
    <style:style style:name="ID0ET2BK" style:family="table-row">
      <style:table-row-properties fo:break-before="auto" style:row-height="0.422cm" style:use-optimal-row-height="false"/>
    </style:style>
    <style:style style:name="ID0EL4BK" style:family="table-row">
      <style:table-row-properties fo:break-before="auto" style:row-height="0.422cm" style:use-optimal-row-height="false"/>
    </style:style>
    <style:style style:name="ID0ED6BK" style:family="table-row">
      <style:table-row-properties fo:break-before="auto" style:row-height="0.422cm" style:use-optimal-row-height="false"/>
    </style:style>
    <style:style style:name="ID0E2ACK" style:family="table-row">
      <style:table-row-properties fo:break-before="auto" style:row-height="0.422cm" style:use-optimal-row-height="false"/>
    </style:style>
    <style:style style:name="ID0ETCCK" style:family="table-row">
      <style:table-row-properties fo:break-before="auto" style:row-height="0.422cm" style:use-optimal-row-height="false"/>
    </style:style>
    <style:style style:name="ID0ELECK" style:family="table-row">
      <style:table-row-properties fo:break-before="auto" style:row-height="0.422cm" style:use-optimal-row-height="false"/>
    </style:style>
    <style:style style:name="ID0EDGC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1KCK" style:family="table-row">
      <style:table-row-properties fo:break-before="auto" style:row-height="0.422cm" style:use-optimal-row-height="false"/>
    </style:style>
    <style:style style:name="ID0ESMCK" style:family="table-row">
      <style:table-row-properties fo:break-before="auto" style:row-height="0.422cm" style:use-optimal-row-height="false"/>
    </style:style>
    <style:style style:name="ID0ETOCK" style:family="table-row">
      <style:table-row-properties fo:break-before="auto" style:row-height="0.422cm" style:use-optimal-row-height="false"/>
    </style:style>
    <style:style style:name="ID0EZQCK" style:family="table-row">
      <style:table-row-properties fo:break-before="auto" style:row-height="0.422cm" style:use-optimal-row-height="false"/>
    </style:style>
    <style:style style:name="ID0E6SCK" style:family="table-row">
      <style:table-row-properties fo:break-before="auto" style:row-height="0.422cm" style:use-optimal-row-height="false"/>
    </style:style>
    <style:style style:name="ID0EFVCK" style:family="table-row">
      <style:table-row-properties fo:break-before="auto" style:row-height="0.422cm" style:use-optimal-row-height="false"/>
    </style:style>
    <style:style style:name="ID0EIXCK" style:family="table-row">
      <style:table-row-properties fo:break-before="auto" style:row-height="0.422cm" style:use-optimal-row-height="false"/>
    </style:style>
    <style:style style:name="ID0ELZCK" style:family="table-row">
      <style:table-row-properties fo:break-before="auto" style:row-height="0.422cm" style:use-optimal-row-height="false"/>
    </style:style>
    <style:style style:name="ID0EO2CK" style:family="table-row">
      <style:table-row-properties fo:break-before="auto" style:row-height="0.422cm" style:use-optimal-row-height="false"/>
    </style:style>
    <style:style style:name="ID0ER4CK" style:family="table-row">
      <style:table-row-properties fo:break-before="auto" style:row-height="0.422cm" style:use-optimal-row-height="false"/>
    </style:style>
    <style:style style:name="ID0EU6CK" style:family="table-row">
      <style:table-row-properties fo:break-before="auto" style:row-height="0.422cm" style:use-optimal-row-height="false"/>
    </style:style>
    <style:style style:name="ID0EXBDK" style:family="table-row">
      <style:table-row-properties fo:break-before="auto" style:row-height="0.422cm" style:use-optimal-row-height="false"/>
    </style:style>
    <style:style style:name="ID0E1DDK" style:family="table-row">
      <style:table-row-properties fo:break-before="auto" style:row-height="0.422cm" style:use-optimal-row-height="false"/>
    </style:style>
    <style:style style:name="ID0E4FDK" style:family="table-row">
      <style:table-row-properties fo:break-before="auto" style:row-height="0.422cm" style:use-optimal-row-height="false"/>
    </style:style>
    <style:style style:name="ID0EAIDK" style:family="table-row">
      <style:table-row-properties fo:break-before="auto" style:row-height="0.422cm" style:use-optimal-row-height="false"/>
    </style:style>
    <style:style style:name="ID0EDKDK" style:family="table-row">
      <style:table-row-properties fo:break-before="auto" style:row-height="0.422cm" style:use-optimal-row-height="false"/>
    </style:style>
    <style:style style:name="ID0EGMDK" style:family="table-row">
      <style:table-row-properties fo:break-before="auto" style:row-height="0.422cm" style:use-optimal-row-height="false"/>
    </style:style>
    <style:style style:name="ID0EJODK" style:family="table-row">
      <style:table-row-properties fo:break-before="auto" style:row-height="0.422cm" style:use-optimal-row-height="false"/>
    </style:style>
    <style:style style:name="ID0EMQDK" style:family="table-row">
      <style:table-row-properties fo:break-before="auto" style:row-height="0.422cm" style:use-optimal-row-height="false"/>
    </style:style>
    <style:style style:name="ID0EPSDK" style:family="table-row">
      <style:table-row-properties fo:break-before="auto" style:row-height="0.422cm" style:use-optimal-row-height="false"/>
    </style:style>
    <style:style style:name="ID0ESUDK" style:family="table-row">
      <style:table-row-properties fo:break-before="auto" style:row-height="0.422cm" style:use-optimal-row-height="false"/>
    </style:style>
    <style:style style:name="ID0EVWDK" style:family="table-row">
      <style:table-row-properties fo:break-before="auto" style:row-height="0.422cm" style:use-optimal-row-height="false"/>
    </style:style>
    <style:style style:name="ID0EYYDK" style:family="table-row">
      <style:table-row-properties fo:break-before="auto" style:row-height="0.422cm" style:use-optimal-row-height="false"/>
    </style:style>
    <style:style style:name="ID0E21DK" style:family="table-row">
      <style:table-row-properties fo:break-before="auto" style:row-height="0.422cm" style:use-optimal-row-height="false"/>
    </style:style>
    <style:style style:name="ID0E53DK" style:family="table-row">
      <style:table-row-properties fo:break-before="auto" style:row-height="0.422cm" style:use-optimal-row-height="false"/>
    </style:style>
    <style:style style:name="ID0EB6DK" style:family="table-row">
      <style:table-row-properties fo:break-before="auto" style:row-height="0.422cm" style:use-optimal-row-height="false"/>
    </style:style>
    <style:style style:name="ID0EEBEK" style:family="table-row">
      <style:table-row-properties fo:break-before="auto" style:row-height="0.422cm" style:use-optimal-row-height="false"/>
    </style:style>
    <style:style style:name="ID0E3CEK" style:family="table-row">
      <style:table-row-properties fo:break-before="auto" style:row-height="0.422cm" style:use-optimal-row-height="false"/>
    </style:style>
    <style:style style:name="ID0EUEEK" style:family="table-row">
      <style:table-row-properties fo:break-before="auto" style:row-height="0.422cm" style:use-optimal-row-height="false"/>
    </style:style>
    <style:style style:name="ID0EMGEK" style:family="table-row">
      <style:table-row-properties fo:break-before="auto" style:row-height="0.422cm" style:use-optimal-row-height="false"/>
    </style:style>
    <style:style style:name="ID0EEIEK" style:family="table-row">
      <style:table-row-properties fo:break-before="auto" style:row-height="0.422cm" style:use-optimal-row-height="false"/>
    </style:style>
    <style:style style:name="ID0E3JEK" style:family="table-row">
      <style:table-row-properties fo:break-before="auto" style:row-height="0.422cm" style:use-optimal-row-height="false"/>
    </style:style>
    <style:style style:name="ID0EULEK" style:family="table-row">
      <style:table-row-properties fo:break-before="auto" style:row-height="0.422cm" style:use-optimal-row-height="false"/>
    </style:style>
    <style:style style:name="ID0E1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W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DB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P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1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1AE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C2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PEK" style:family="table" style:master-page-name="Default">
      <style:table-properties/>
    </style:style>
    <style:style style:name="ID0EGPEK" style:family="table" style:master-page-name="Default">
      <style:table-properties/>
    </style:style>
    <style:style style:name="ID0ELPEK" style:family="table" style:master-page-name="Default">
      <style:table-properties/>
    </style:style>
    <style:style style:name="ID0EQPEK" style:family="table" style:master-page-name="Default">
      <style:table-properties/>
    </style:style>
    <style:style style:name="ID0E2R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E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A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O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Y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E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O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Z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D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HB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B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1B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A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K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BPEK">
        <table:table-column table:style-name="ID0E4RBG" table:default-cell-style-name="ID0E1OAC"/>
        <table:table-column table:style-name="ID0EDSBG" table:default-cell-style-name="ID0E1OAC"/>
        <table:table-column table:style-name="ID0EJSBG" table:default-cell-style-name="ID0E1OAC"/>
        <table:table-column table:style-name="ID0EPSBG" table:number-columns-repeated="2" table:default-cell-style-name="ID0E1OAC"/>
        <table:table-column table:style-name="ID0EVSBG" table:number-columns-repeated="4" table:default-cell-style-name="ID0E1OAC"/>
        <table:table-column table:style-name="ID0E2SBG" table:number-columns-repeated="247" table:default-cell-style-name="ID0E1OAC"/>
        <table:table-row xmlns:xdr="http://schemas.openxmlformats.org/drawingml/2006/spreadsheetDrawing" table:style-name="ID0ECTBG">
          <table:table-cell table:style-name="ID0E3PAC" office:value-type="string">
            <text:p>class name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field definitions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1UBG">
          <table:table-cell table:style-name="ID0E3PAC" office:value-type="string">
            <text:p>Account</text:p>
          </table:table-cell>
          <table:table-cell table:style-name="ID0E3PAC"/>
          <table:table-cell table:style-name="ID0E3PAC"/>
          <table:table-cell table:style-name="ID0E3PAC" office:value-type="string">
            <text:p>type</text:p>
          </table:table-cell>
          <table:table-cell table:style-name="ID0E3PAC"/>
          <table:table-cell table:style-name="ID0E3PAC" office:value-type="string">
            <text:p>comment part</text:p>
          </table:table-cell>
          <table:table-cell table:style-name="ID0E3PAC" office:value-type="string">
            <text:p>json annotation</text:p>
          </table:table-cell>
          <table:table-cell table:style-name="ID0E3PAC" office:value-type="string">
            <text:p>variable part</text:p>
          </table:table-cell>
          <table:table-cell table:style-name="ID0EDBAE" office:value-type="string">
            <text:p>COMBINED</text:p>
          </table:table-cell>
          <table:table-cell table:style-name="ID0E3PAC"/>
          <table:table-cell table:style-name="ID0E3PAC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2WBG">
          <table:table-cell table:style-name="ID0EJAAE" office:value-type="string">
            <text:p>id</text:p>
          </table:table-cell>
          <table:table-cell table:style-name="ID0EJAAE" office:value-type="string">
            <text:p>The ID of the account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3PAC" table:formula="oooc:=IF([.C3]=&quot;no&quot;;&quot;&quot;;&quot;@JsonKey(includeIfNull: false)&quot;)" office:value-type="string">
            <text:p/>
          </table:table-cell>
          <table:table-cell table:style-name="ID0EE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PBAE" table:formula="oooc:=CONCATENATE([.F3];CHAR(10);IF([.G3]=&quot;&quot;;&quot;&quot;;CONCATENATE([.G3];CHAR(10)));[.H3])" office:value-type="string">
            <text:p>/// (required) The ID of the account
final String id;</text:p>
          </table:table-cell>
          <table:table-cell table:style-name="ID0E3PAC"/>
          <table:table-cell table:style-name="ID0E3P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EZBG">
          <table:table-cell table:style-name="ID0EJAAE" office:value-type="string">
            <text:p>username</text:p>
          </table:table-cell>
          <table:table-cell table:style-name="ID0EJAAE" office:value-type="string">
            <text:p>The username of the account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3PAC" table:formula="oooc:=IF([.C4]=&quot;no&quot;;&quot;&quot;;&quot;@JsonKey(includeIfNull: false)&quot;)" office:value-type="string">
            <text:p/>
          </table:table-cell>
          <table:table-cell table:style-name="ID0EE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3B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3PAC"/>
          <table:table-cell table:style-name="ID0E3PAC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N2BG">
          <table:table-cell table:style-name="ID0EJAAE" office:value-type="string">
            <text:p>acct</text:p>
          </table:table-cell>
          <table:table-cell table:style-name="ID0EJAAE" office:value-type="string">
            <text:p>Equals username for local users, includes @domain for remote ones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3PAC" table:formula="oooc:=IF([.C5]=&quot;no&quot;;&quot;&quot;;&quot;@JsonKey(includeIfNull: false)&quot;)" office:value-type="string">
            <text:p/>
          </table:table-cell>
          <table:table-cell table:style-name="ID0EE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JCAE" table:formula="oooc:=CONCATENATE([.F5];CHAR(10);IF([.G5]=&quot;&quot;;&quot;&quot;;CONCATENATE([.G5];CHAR(10)));[.H5])" office:value-type="string">
            <text:p>/// (required) Equals username for local users, includes @domain for remote ones
final String acct;</text:p>
          </table:table-cell>
          <table:table-cell table:style-name="ID0E3PAC"/>
          <table:table-cell table:style-name="ID0E3PAC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W4BG">
          <table:table-cell table:style-name="ID0EJAAE" office:value-type="string">
            <text:p>display_name</text:p>
          </table:table-cell>
          <table:table-cell table:style-name="ID0EJAAE" office:value-type="string">
            <text:p>The account's display name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3PAC" table:formula="oooc:=IF([.C6]=&quot;no&quot;;&quot;&quot;;&quot;@JsonKey(includeIfNull: false)&quot;)" office:value-type="string">
            <text:p/>
          </table:table-cell>
          <table:table-cell table:style-name="ID0EEPAC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WCAE" table:formula="oooc:=CONCATENATE([.F6];CHAR(10);IF([.G6]=&quot;&quot;;&quot;&quot;;CONCATENATE([.G6];CHAR(10)));[.H6])" office:value-type="string">
            <text:p>/// (required) The account's display name
final String display_name;</text:p>
          </table:table-cell>
          <table:table-cell table:style-name="ID0E3PAC"/>
          <table:table-cell table:style-name="ID0E3PAC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AAAI">
          <table:table-cell table:style-name="ID0EJAAE" office:value-type="string">
            <text:p>locked</text:p>
          </table:table-cell>
          <table:table-cell table:style-name="ID0EJAAE" office:value-type="string">
            <text:p>Boolean for when the account cannot be followed without waiting for approval first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3PAC" table:formula="oooc:=IF([.C7]=&quot;no&quot;;&quot;&quot;;&quot;@JsonKey(includeIfNull: false)&quot;)" office:value-type="string">
            <text:p/>
          </table:table-cell>
          <table:table-cell table:style-name="ID0EEPAC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DDAE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;</text:p>
          </table:table-cell>
          <table:table-cell table:style-name="ID0E3PAC"/>
          <table:table-cell table:style-name="ID0E3PAC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JCAI">
          <table:table-cell table:style-name="ID0EJAAE" office:value-type="string">
            <text:p>created_at</text:p>
          </table:table-cell>
          <table:table-cell table:style-name="ID0EJAAE" office:value-type="string">
            <text:p>The time the account was created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DateTime</text:p>
          </table:table-cell>
          <table:table-cell table:style-name="ID0EWAAE"/>
          <table:table-cell table:style-name="ID0E3PAC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3PAC" table:formula="oooc:=IF([.C8]=&quot;no&quot;;&quot;&quot;;&quot;@JsonKey(includeIfNull: false)&quot;)" office:value-type="string">
            <text:p/>
          </table:table-cell>
          <table:table-cell table:style-name="ID0EEPAC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QDAE" table:formula="oooc:=CONCATENATE([.F8];CHAR(10);IF([.G8]=&quot;&quot;;&quot;&quot;;CONCATENATE([.G8];CHAR(10)));[.H8])" office:value-type="string">
            <text:p>/// (required) The time the account was created
final DateTime created_at;</text:p>
          </table:table-cell>
          <table:table-cell table:style-name="ID0E3PAC"/>
          <table:table-cell table:style-name="ID0E3PAC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SEAI">
          <table:table-cell table:style-name="ID0EJAAE" office:value-type="string">
            <text:p>followers_count</text:p>
          </table:table-cell>
          <table:table-cell table:style-name="ID0EJAAE" office:value-type="string">
            <text:p>The number of followers for the account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int</text:p>
          </table:table-cell>
          <table:table-cell table:style-name="ID0EWAAE"/>
          <table:table-cell table:style-name="ID0E3PAC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3PAC" table:formula="oooc:=IF([.C9]=&quot;no&quot;;&quot;&quot;;&quot;@JsonKey(includeIfNull: false)&quot;)" office:value-type="string">
            <text:p/>
          </table:table-cell>
          <table:table-cell table:style-name="ID0EEPAC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4DAE" table:formula="oooc:=CONCATENATE([.F9];CHAR(10);IF([.G9]=&quot;&quot;;&quot;&quot;;CONCATENATE([.G9];CHAR(10)));[.H9])" office:value-type="string">
            <text:p>/// (required) The number of followers for the account
final int followers_count;</text:p>
          </table:table-cell>
          <table:table-cell table:style-name="ID0E3PAC"/>
          <table:table-cell table:style-name="ID0E3PAC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2GAI">
          <table:table-cell table:style-name="ID0EJAAE" office:value-type="string">
            <text:p>following_count</text:p>
          </table:table-cell>
          <table:table-cell table:style-name="ID0EJAAE" office:value-type="string">
            <text:p>The number of accounts the given account is following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int</text:p>
          </table:table-cell>
          <table:table-cell table:style-name="ID0EWAAE"/>
          <table:table-cell table:style-name="ID0E3PAC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3PAC" table:formula="oooc:=IF([.C10]=&quot;no&quot;;&quot;&quot;;&quot;@JsonKey(includeIfNull: false)&quot;)" office:value-type="string">
            <text:p/>
          </table:table-cell>
          <table:table-cell table:style-name="ID0EEPAC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KEAE" table:formula="oooc:=CONCATENATE([.F10];CHAR(10);IF([.G10]=&quot;&quot;;&quot;&quot;;CONCATENATE([.G10];CHAR(10)));[.H10])" office:value-type="string">
            <text:p>/// (required) The number of accounts the given account is following
final int following_count;</text:p>
          </table:table-cell>
          <table:table-cell table:style-name="ID0E3PAC"/>
          <table:table-cell table:style-name="ID0E3PAC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EJAI">
          <table:table-cell table:style-name="ID0EJAAE" office:value-type="string">
            <text:p>statuses_count</text:p>
          </table:table-cell>
          <table:table-cell table:style-name="ID0EJAAE" office:value-type="string">
            <text:p>The number of statuses the account has made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int</text:p>
          </table:table-cell>
          <table:table-cell table:style-name="ID0EWAAE"/>
          <table:table-cell table:style-name="ID0E3PAC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3PAC" table:formula="oooc:=IF([.C11]=&quot;no&quot;;&quot;&quot;;&quot;@JsonKey(includeIfNull: false)&quot;)" office:value-type="string">
            <text:p/>
          </table:table-cell>
          <table:table-cell table:style-name="ID0EEPAC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XEAE" table:formula="oooc:=CONCATENATE([.F11];CHAR(10);IF([.G11]=&quot;&quot;;&quot;&quot;;CONCATENATE([.G11];CHAR(10)));[.H11])" office:value-type="string">
            <text:p>/// (required) The number of statuses the account has made
final int statuses_count;</text:p>
          </table:table-cell>
          <table:table-cell table:style-name="ID0E3PAC"/>
          <table:table-cell table:style-name="ID0E3PAC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NLAI">
          <table:table-cell table:style-name="ID0EJAAE" office:value-type="string">
            <text:p>note</text:p>
          </table:table-cell>
          <table:table-cell table:style-name="ID0EJAAE" office:value-type="string">
            <text:p>Biography of user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Document</text:p>
          </table:table-cell>
          <table:table-cell table:style-name="ID0EWAAE"/>
          <table:table-cell table:style-name="ID0E3PAC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3PAC" table:formula="oooc:=IF([.C12]=&quot;no&quot;;&quot;&quot;;&quot;@JsonKey(includeIfNull: false)&quot;)" office:value-type="string">
            <text:p/>
          </table:table-cell>
          <table:table-cell table:style-name="ID0EEPAC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EFAE" table:formula="oooc:=CONCATENATE([.F12];CHAR(10);IF([.G12]=&quot;&quot;;&quot;&quot;;CONCATENATE([.G12];CHAR(10)));[.H12])" office:value-type="string">
            <text:p>/// (required) Biography of user
final Document note;</text:p>
          </table:table-cell>
          <table:table-cell table:style-name="ID0E3PAC"/>
          <table:table-cell table:style-name="ID0E3PAC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WNAI">
          <table:table-cell table:style-name="ID0EJAAE" office:value-type="string">
            <text:p>url</text:p>
          </table:table-cell>
          <table:table-cell table:style-name="ID0EJAAE" office:value-type="string">
            <text:p>URL of the user's profile page (can be remote)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3PAC" table:formula="oooc:=IF([.C13]=&quot;no&quot;;&quot;&quot;;&quot;@JsonKey(includeIfNull: false)&quot;)" office:value-type="string">
            <text:p/>
          </table:table-cell>
          <table:table-cell table:style-name="ID0EEPAC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RFAE" table:formula="oooc:=CONCATENATE([.F13];CHAR(10);IF([.G13]=&quot;&quot;;&quot;&quot;;CONCATENATE([.G13];CHAR(10)));[.H13])" office:value-type="string">
            <text:p>/// (required) URL of the user's profile page (can be remote)
final String url;</text:p>
          </table:table-cell>
          <table:table-cell table:style-name="ID0E3PAC"/>
          <table:table-cell table:style-name="ID0E3PAC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6PAI">
          <table:table-cell table:style-name="ID0EJAAE" office:value-type="string">
            <text:p>avatar</text:p>
          </table:table-cell>
          <table:table-cell table:style-name="ID0EJAAE" office:value-type="string">
            <text:p>URL to the avatar image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3PAC" table:formula="oooc:=IF([.C14]=&quot;no&quot;;&quot;&quot;;&quot;@JsonKey(includeIfNull: false)&quot;)" office:value-type="string">
            <text:p/>
          </table:table-cell>
          <table:table-cell table:style-name="ID0EEPAC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5FAE" table:formula="oooc:=CONCATENATE([.F14];CHAR(10);IF([.G14]=&quot;&quot;;&quot;&quot;;CONCATENATE([.G14];CHAR(10)));[.H14])" office:value-type="string">
            <text:p>/// (required) URL to the avatar image
final Uri avatar;</text:p>
          </table:table-cell>
          <table:table-cell table:style-name="ID0E3PAC"/>
          <table:table-cell table:style-name="ID0E3PAC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ISAI">
          <table:table-cell table:style-name="ID0EJAAE" office:value-type="string">
            <text:p>avatar_static</text:p>
          </table:table-cell>
          <table:table-cell table:style-name="ID0EJAAE" office:value-type="string">
            <text:p>URL to the avatar static image (gif)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3PAC" table:formula="oooc:=IF([.C15]=&quot;no&quot;;&quot;&quot;;&quot;@JsonKey(includeIfNull: false)&quot;)" office:value-type="string">
            <text:p/>
          </table:table-cell>
          <table:table-cell table:style-name="ID0EEPAC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LGAE" table:formula="oooc:=CONCATENATE([.F15];CHAR(10);IF([.G15]=&quot;&quot;;&quot;&quot;;CONCATENATE([.G15];CHAR(10)));[.H15])" office:value-type="string">
            <text:p>/// (required) URL to the avatar static image (gif)
final Uri avatar_static;</text:p>
          </table:table-cell>
          <table:table-cell table:style-name="ID0E3PAC"/>
          <table:table-cell table:style-name="ID0E3PAC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RUAI">
          <table:table-cell table:style-name="ID0EJAAE" office:value-type="string">
            <text:p>header</text:p>
          </table:table-cell>
          <table:table-cell table:style-name="ID0EJAAE" office:value-type="string">
            <text:p>URL to the header image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3PAC" table:formula="oooc:=IF([.C16]=&quot;no&quot;;&quot;&quot;;&quot;@JsonKey(includeIfNull: false)&quot;)" office:value-type="string">
            <text:p/>
          </table:table-cell>
          <table:table-cell table:style-name="ID0EEPAC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YGAE" table:formula="oooc:=CONCATENATE([.F16];CHAR(10);IF([.G16]=&quot;&quot;;&quot;&quot;;CONCATENATE([.G16];CHAR(10)));[.H16])" office:value-type="string">
            <text:p>/// (required) URL to the header image
final Uri header;</text:p>
          </table:table-cell>
          <table:table-cell table:style-name="ID0E3PAC"/>
          <table:table-cell table:style-name="ID0E3PAC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1WAI">
          <table:table-cell table:style-name="ID0EJAAE" office:value-type="string">
            <text:p>header_static</text:p>
          </table:table-cell>
          <table:table-cell table:style-name="ID0EJAAE" office:value-type="string">
            <text:p>URL to the header static image (gif)</text:p>
          </table:table-cell>
          <table:table-cell table:style-name="ID0EJ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3PAC" table:formula="oooc:=IF([.C17]=&quot;no&quot;;&quot;&quot;;&quot;@JsonKey(includeIfNull: false)&quot;)" office:value-type="string">
            <text:p/>
          </table:table-cell>
          <table:table-cell table:style-name="ID0EEPAC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FHAE" table:formula="oooc:=CONCATENATE([.F17];CHAR(10);IF([.G17]=&quot;&quot;;&quot;&quot;;CONCATENATE([.G17];CHAR(10)));[.H17])" office:value-type="string">
            <text:p>/// (required) URL to the header static image (gif)
final Uri header_static;</text:p>
          </table:table-cell>
          <table:table-cell table:style-name="ID0E3PAC"/>
          <table:table-cell table:style-name="ID0E3PAC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DZAI">
          <table:table-cell table:style-name="ID0EJAAE" office:value-type="string">
            <text:p>moved</text:p>
          </table:table-cell>
          <table:table-cell table:style-name="ID0EJAAE" office:value-type="string">
            <text:p>If the owner decided to switch accounts, new account is in this attribute</text:p>
          </table:table-cell>
          <table:table-cell table:style-name="ID0EJAAE" office:value-type="string">
            <text:p>yes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3PAC" table:formula="oooc:=IF([.C1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SHAE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;</text:p>
          </table:table-cell>
          <table:table-cell table:style-name="ID0E3PAC"/>
          <table:table-cell table:style-name="ID0E3PAC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N2A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3PAC" table:formula="oooc:=IF([.C1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6H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4A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3PAC" table:formula="oooc:=IF([.C2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MI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6A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3PAC" table:formula="oooc:=IF([.C2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ZI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BB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3PAC" table:formula="oooc:=IF([.C2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GJ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DB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3PAC" table:formula="oooc:=IF([.C2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TJ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FB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3PAC" table:formula="oooc:=IF([.C2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AK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HB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3PAC" table:formula="oooc:=IF([.C2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NK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KBI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3PAC" table:formula="oooc:=IF([.C2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1K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M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3PAC" table:formula="oooc:=IF([.C2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HL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N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3PAC" table:formula="oooc:=IF([.C2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UL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P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3PAC" table:formula="oooc:=IF([.C2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BM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R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3PAC" table:formula="oooc:=IF([.C3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OM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T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3PAC" table:formula="oooc:=IF([.C3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2M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U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3PAC" table:formula="oooc:=IF([.C3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IN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WB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3PAC" table:formula="oooc:=IF([.C3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VN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Status" table:style-name="ID0EGPEK">
        <table:table-column table:style-name="ID0E2ZBI" table:default-cell-style-name="ID0E1OAC"/>
        <table:table-column table:style-name="ID0EB1BI" table:default-cell-style-name="ID0E1OAC"/>
        <table:table-column table:style-name="ID0EH1BI" table:default-cell-style-name="ID0E1OAC"/>
        <table:table-column table:style-name="ID0EN1BI" table:number-columns-repeated="2" table:default-cell-style-name="ID0E1OAC"/>
        <table:table-column table:style-name="ID0ET1BI" table:number-columns-repeated="4" table:default-cell-style-name="ID0E1OAC"/>
        <table:table-column table:style-name="ID0EZ1BI" table:number-columns-repeated="247" table:default-cell-style-name="ID0E1OAC"/>
        <table:table-row xmlns:xdr="http://schemas.openxmlformats.org/drawingml/2006/spreadsheetDrawing" table:style-name="ID0EA2BI">
          <table:table-cell table:style-name="ID0E3PAC" office:value-type="string">
            <text:p>class name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field definitions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Y3BI">
          <table:table-cell table:style-name="ID0E3PAC" office:value-type="string">
            <text:p>Status</text:p>
          </table:table-cell>
          <table:table-cell table:style-name="ID0E3PAC"/>
          <table:table-cell table:style-name="ID0E3PAC"/>
          <table:table-cell table:style-name="ID0E3PAC" office:value-type="string">
            <text:p>type</text:p>
          </table:table-cell>
          <table:table-cell table:style-name="ID0E3PAC"/>
          <table:table-cell table:style-name="ID0E3PAC" office:value-type="string">
            <text:p>comment part</text:p>
          </table:table-cell>
          <table:table-cell table:style-name="ID0E3PAC" office:value-type="string">
            <text:p>json annotation</text:p>
          </table:table-cell>
          <table:table-cell table:style-name="ID0E3PAC" office:value-type="string">
            <text:p>variable part</text:p>
          </table:table-cell>
          <table:table-cell table:style-name="ID0EDBAE" office:value-type="string">
            <text:p>COMBINED</text:p>
          </table:table-cell>
          <table:table-cell table:style-name="ID0E3PAC"/>
          <table:table-cell table:style-name="ID0E3PAC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Z5BI">
          <table:table-cell table:style-name="ID0EWAAE" office:value-type="string">
            <text:p>id</text:p>
          </table:table-cell>
          <table:table-cell table:style-name="ID0EWAAE" office:value-type="string">
            <text:p>The ID of the status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3PAC" table:formula="oooc:=IF([.C3]=&quot;no&quot;;&quot;&quot;;&quot;@JsonKey(includeIfNull: false)&quot;)" office:value-type="string">
            <text:p/>
          </table:table-cell>
          <table:table-cell table:style-name="ID0EE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COAE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3PAC"/>
          <table:table-cell table:style-name="ID0E3P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CBCI">
          <table:table-cell table:style-name="ID0EWAAE" office:value-type="string">
            <text:p>uri</text:p>
          </table:table-cell>
          <table:table-cell table:style-name="ID0EWAAE" office:value-type="string">
            <text:p>A Fediverse-unique resource ID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3PAC" table:formula="oooc:=IF([.C4]=&quot;no&quot;;&quot;&quot;;&quot;@JsonKey(includeIfNull: false)&quot;)" office:value-type="string">
            <text:p/>
          </table:table-cell>
          <table:table-cell table:style-name="ID0EEPAC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POAE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3PAC"/>
          <table:table-cell table:style-name="ID0E3PAC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LDCI">
          <table:table-cell table:style-name="ID0EWAAE" office:value-type="string">
            <text:p>url</text:p>
          </table:table-cell>
          <table:table-cell table:style-name="ID0EWAAE" office:value-type="string">
            <text:p>URL to the status page (can be remote)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3PAC" table:formula="oooc:=IF([.C5]=&quot;no&quot;;&quot;&quot;;&quot;@JsonKey(includeIfNull: false)&quot;)" office:value-type="string">
            <text:p/>
          </table:table-cell>
          <table:table-cell table:style-name="ID0EE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3OAE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3PAC"/>
          <table:table-cell table:style-name="ID0E3P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UFCI">
          <table:table-cell table:style-name="ID0EWAAE" office:value-type="string">
            <text:p>account</text:p>
          </table:table-cell>
          <table:table-cell table:style-name="ID0EWAAE" office:value-type="string">
            <text:p><text:span text:style-name="ID0EHBBG">The </text:span><text:span text:style-name="ID0ERBBG">Account</text:span><text:span text:style-name="ID0E1BBG"> which posted the status</text:span>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Account</text:p>
          </table:table-cell>
          <table:table-cell table:style-name="ID0EWAAE"/>
          <table:table-cell table:style-name="ID0E3PAC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3PAC" table:formula="oooc:=IF([.C6]=&quot;no&quot;;&quot;&quot;;&quot;@JsonKey(includeIfNull: false)&quot;)" office:value-type="string">
            <text:p/>
          </table:table-cell>
          <table:table-cell table:style-name="ID0EEPAC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JPAE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3PAC"/>
          <table:table-cell table:style-name="ID0E3PAC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4HCI">
          <table:table-cell table:style-name="ID0EWAAE" office:value-type="string">
            <text:p>in_reply_to_id</text:p>
          </table:table-cell>
          <table:table-cell table:style-name="ID0EWAAE" office:value-type="string">
            <text:p>null or the ID of the status it replies to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3PAC" table:formula="oooc:=IF([.C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WP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3PAC"/>
          <table:table-cell table:style-name="ID0E3PAC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HKCI">
          <table:table-cell table:style-name="ID0EWAAE" office:value-type="string">
            <text:p>in_reply_to_account_id</text:p>
          </table:table-cell>
          <table:table-cell table:style-name="ID0EWAAE" office:value-type="string">
            <text:p>null or the ID of the account it replies to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3PAC" table:formula="oooc:=IF([.C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DQ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3PAC"/>
          <table:table-cell table:style-name="ID0E3PAC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RMCI">
          <table:table-cell table:style-name="ID0EWAAE" office:value-type="string">
            <text:p>reblog</text:p>
          </table:table-cell>
          <table:table-cell table:style-name="ID0EWAAE" office:value-type="string">
            <text:p><text:span text:style-name="ID0EAEBG">null or the reblogged </text:span><text:span text:style-name="ID0EKEBG">Status</text:span>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Status</text:p>
          </table:table-cell>
          <table:table-cell table:style-name="ID0EWAAE"/>
          <table:table-cell table:style-name="ID0E3PAC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3PAC" table:formula="oooc:=IF([.C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QQAE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3PAC"/>
          <table:table-cell table:style-name="ID0E3PAC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2OCI">
          <table:table-cell table:style-name="ID0EWAAE" office:value-type="string">
            <text:p>content</text:p>
          </table:table-cell>
          <table:table-cell table:style-name="ID0EWAAE" office:value-type="string">
            <text:p>Body of the status; this will contain HTML (remote HTML already sanitized)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Document</text:p>
          </table:table-cell>
          <table:table-cell table:style-name="ID0EWAAE" office:value-type="string">
            <text:p>* external lib</text:p>
          </table:table-cell>
          <table:table-cell table:style-name="ID0E3PAC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3PAC" table:formula="oooc:=IF([.C10]=&quot;no&quot;;&quot;&quot;;&quot;@JsonKey(includeIfNull: false)&quot;)" office:value-type="string">
            <text:p/>
          </table:table-cell>
          <table:table-cell table:style-name="ID0EEPAC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4Q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3PAC"/>
          <table:table-cell table:style-name="ID0E3PAC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GRCI">
          <table:table-cell table:style-name="ID0EWAAE" office:value-type="string">
            <text:p>created_at</text:p>
          </table:table-cell>
          <table:table-cell table:style-name="ID0EWAAE" office:value-type="string">
            <text:p>The time the status was created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DateTime</text:p>
          </table:table-cell>
          <table:table-cell table:style-name="ID0EWAAE"/>
          <table:table-cell table:style-name="ID0E3PAC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3PAC" table:formula="oooc:=IF([.C11]=&quot;no&quot;;&quot;&quot;;&quot;@JsonKey(includeIfNull: false)&quot;)" office:value-type="string">
            <text:p/>
          </table:table-cell>
          <table:table-cell table:style-name="ID0EEPAC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KRAE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3PAC"/>
          <table:table-cell table:style-name="ID0E3PAC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PTCI">
          <table:table-cell table:style-name="ID0EWAAE" office:value-type="string">
            <text:p>emojis</text:p>
          </table:table-cell>
          <table:table-cell table:style-name="ID0EWAAE" office:value-type="string">
            <text:p><text:span text:style-name="ID0EWSAG">An array of </text:span><text:span text:style-name="ID0EATAG">Emoji</text:span>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Emoji</text:p>
          </table:table-cell>
          <table:table-cell table:style-name="ID0EWAAE"/>
          <table:table-cell table:style-name="ID0E3PAC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3PAC" table:formula="oooc:=IF([.C12]=&quot;no&quot;;&quot;&quot;;&quot;@JsonKey(includeIfNull: false)&quot;)" office:value-type="string">
            <text:p/>
          </table:table-cell>
          <table:table-cell table:style-name="ID0EEPAC" table:formula="oooc:=CONCATENATE(IF([.C12]=&quot;no&quot;;&quot;final&quot;;&quot;     &quot;);&quot; &quot;;[.D12];&quot; &quot;;[.A12];&quot;;&quot;)" office:value-type="string">
            <text:p>final Emoji emojis;</text:p>
          </table:table-cell>
          <table:table-cell table:style-name="ID0EXRAE" table:formula="oooc:=CONCATENATE([.F12];CHAR(10);IF([.G12]=&quot;&quot;;&quot;&quot;;CONCATENATE([.G12];CHAR(10)));[.H12])" office:value-type="string">
            <text:p>/// (required) An array of Emoji
final Emoji emojis;</text:p>
          </table:table-cell>
          <table:table-cell table:style-name="ID0E3PAC"/>
          <table:table-cell table:style-name="ID0E3PAC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YVCI">
          <table:table-cell table:style-name="ID0EWAAE" office:value-type="string">
            <text:p>reblogs_count</text:p>
          </table:table-cell>
          <table:table-cell table:style-name="ID0EWAAE" office:value-type="string">
            <text:p>The number of reblogs for the status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int</text:p>
          </table:table-cell>
          <table:table-cell table:style-name="ID0EWAAE"/>
          <table:table-cell table:style-name="ID0E3PAC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3PAC" table:formula="oooc:=IF([.C13]=&quot;no&quot;;&quot;&quot;;&quot;@JsonKey(includeIfNull: false)&quot;)" office:value-type="string">
            <text:p/>
          </table:table-cell>
          <table:table-cell table:style-name="ID0EEPAC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ESAE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3PAC"/>
          <table:table-cell table:style-name="ID0E3PAC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BYCI">
          <table:table-cell table:style-name="ID0EWAAE" office:value-type="string">
            <text:p>favourites_count</text:p>
          </table:table-cell>
          <table:table-cell table:style-name="ID0EWAAE" office:value-type="string">
            <text:p>The number of favourites for the status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int</text:p>
          </table:table-cell>
          <table:table-cell table:style-name="ID0EWAAE"/>
          <table:table-cell table:style-name="ID0E3PAC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3PAC" table:formula="oooc:=IF([.C14]=&quot;no&quot;;&quot;&quot;;&quot;@JsonKey(includeIfNull: false)&quot;)" office:value-type="string">
            <text:p/>
          </table:table-cell>
          <table:table-cell table:style-name="ID0EEPAC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RSAE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3PAC"/>
          <table:table-cell table:style-name="ID0E3PAC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K1CI">
          <table:table-cell table:style-name="ID0EWAAE" office:value-type="string">
            <text:p>reblogged</text:p>
          </table:table-cell>
          <table:table-cell table:style-name="ID0EWAAE" office:value-type="string">
            <text:p>Whether the authenticated user has reblogged the status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3PAC" table:formula="oooc:=IF([.C1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5S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3PAC"/>
          <table:table-cell table:style-name="ID0E3PAC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U3CI">
          <table:table-cell table:style-name="ID0EWAAE" office:value-type="string">
            <text:p>favourited</text:p>
          </table:table-cell>
          <table:table-cell table:style-name="ID0EWAAE" office:value-type="string">
            <text:p>Whether the authenticated user has favourited the status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3PAC" table:formula="oooc:=IF([.C1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LT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3PAC"/>
          <table:table-cell table:style-name="ID0E3PAC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55CI">
          <table:table-cell table:style-name="ID0EWAAE" office:value-type="string">
            <text:p>muted</text:p>
          </table:table-cell>
          <table:table-cell table:style-name="ID0EWAAE" office:value-type="string">
            <text:p>Whether the authenticated user has muted the conversation this status from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3PAC" table:formula="oooc:=IF([.C1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YT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3PAC"/>
          <table:table-cell table:style-name="ID0E3PAC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IBDI">
          <table:table-cell table:style-name="ID0EWAAE" office:value-type="string">
            <text:p>sensitive</text:p>
          </table:table-cell>
          <table:table-cell table:style-name="ID0EWAAE" office:value-type="string">
            <text:p>Whether media attachments should be hidden by default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3PAC" table:formula="oooc:=IF([.C18]=&quot;no&quot;;&quot;&quot;;&quot;@JsonKey(includeIfNull: false)&quot;)" office:value-type="string">
            <text:p/>
          </table:table-cell>
          <table:table-cell table:style-name="ID0EEPAC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FUAE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3PAC"/>
          <table:table-cell table:style-name="ID0E3PAC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RDDI">
          <table:table-cell table:style-name="ID0EWAAE" office:value-type="string">
            <text:p>spoiler_text</text:p>
          </table:table-cell>
          <table:table-cell table:style-name="ID0EWAAE" office:value-type="string">
            <text:p>If not empty, warning text that should be displayed before the actual content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3PAC" table:formula="oooc:=IF([.C19]=&quot;no&quot;;&quot;&quot;;&quot;@JsonKey(includeIfNull: false)&quot;)" office:value-type="string">
            <text:p/>
          </table:table-cell>
          <table:table-cell table:style-name="ID0EEPAC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SU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3PAC"/>
          <table:table-cell table:style-name="ID0E3PAC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1FDI">
          <table:table-cell table:style-name="ID0EWAAE" office:value-type="string">
            <text:p>visibility</text:p>
          </table:table-cell>
          <table:table-cell table:style-name="ID0EWAAE" office:value-type="string">
            <text:p>One of: public, unlisted, private, direct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3PAC" table:formula="oooc:=IF([.C20]=&quot;no&quot;;&quot;&quot;;&quot;@JsonKey(includeIfNull: false)&quot;)" office:value-type="string">
            <text:p/>
          </table:table-cell>
          <table:table-cell table:style-name="ID0EEPAC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6UAE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3PAC"/>
          <table:table-cell table:style-name="ID0E3PAC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DIDI">
          <table:table-cell table:style-name="ID0EWAAE" office:value-type="string">
            <text:p>media_attachments</text:p>
          </table:table-cell>
          <table:table-cell table:style-name="ID0EWAAE" office:value-type="string">
            <text:p><text:span text:style-name="ID0EZ5AG">An array of </text:span><text:span text:style-name="ID0ED6AG">Attachments</text:span>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Attachment</text:p>
          </table:table-cell>
          <table:table-cell table:style-name="ID0EWAAE"/>
          <table:table-cell table:style-name="ID0E3PAC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3PAC" table:formula="oooc:=IF([.C21]=&quot;no&quot;;&quot;&quot;;&quot;@JsonKey(includeIfNull: false)&quot;)" office:value-type="string">
            <text:p/>
          </table:table-cell>
          <table:table-cell table:style-name="ID0EEPAC" table:formula="oooc:=CONCATENATE(IF([.C21]=&quot;no&quot;;&quot;final&quot;;&quot;     &quot;);&quot; &quot;;[.D21];&quot; &quot;;[.A21];&quot;;&quot;)" office:value-type="string">
            <text:p>final Attachment media_attachments;</text:p>
          </table:table-cell>
          <table:table-cell table:style-name="ID0EMVAE" table:formula="oooc:=CONCATENATE([.F21];CHAR(10);IF([.G21]=&quot;&quot;;&quot;&quot;;CONCATENATE([.G21];CHAR(10)));[.H21])" office:value-type="string">
            <text:p>/// (required) An array of Attachments
final Attachment media_attachments;</text:p>
          </table:table-cell>
          <table:table-cell table:style-name="ID0E3PAC"/>
          <table:table-cell table:style-name="ID0E3PAC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MKDI">
          <table:table-cell table:style-name="ID0EWAAE" office:value-type="string">
            <text:p>mentions</text:p>
          </table:table-cell>
          <table:table-cell table:style-name="ID0EWAAE" office:value-type="string">
            <text:p><text:span text:style-name="ID0EE5AG">An array of </text:span><text:span text:style-name="ID0EO5AG">Mentions</text:span>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Mention</text:p>
          </table:table-cell>
          <table:table-cell table:style-name="ID0EWAAE"/>
          <table:table-cell table:style-name="ID0E3PAC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3PAC" table:formula="oooc:=IF([.C22]=&quot;no&quot;;&quot;&quot;;&quot;@JsonKey(includeIfNull: false)&quot;)" office:value-type="string">
            <text:p/>
          </table:table-cell>
          <table:table-cell table:style-name="ID0EEPAC" table:formula="oooc:=CONCATENATE(IF([.C22]=&quot;no&quot;;&quot;final&quot;;&quot;     &quot;);&quot; &quot;;[.D22];&quot; &quot;;[.A22];&quot;;&quot;)" office:value-type="string">
            <text:p>final Mention mentions;</text:p>
          </table:table-cell>
          <table:table-cell table:style-name="ID0EZVAE" table:formula="oooc:=CONCATENATE([.F22];CHAR(10);IF([.G22]=&quot;&quot;;&quot;&quot;;CONCATENATE([.G22];CHAR(10)));[.H22])" office:value-type="string">
            <text:p>/// (required) An array of Mentions
final Mention mentions;</text:p>
          </table:table-cell>
          <table:table-cell table:style-name="ID0E3PAC"/>
          <table:table-cell table:style-name="ID0E3PAC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VMDI">
          <table:table-cell table:style-name="ID0EWAAE" office:value-type="string">
            <text:p>tags</text:p>
          </table:table-cell>
          <table:table-cell table:style-name="ID0EWAAE" office:value-type="string">
            <text:p><text:span text:style-name="ID0EOTAG">An array of </text:span><text:span text:style-name="ID0EYTAG">Tags</text:span></text:p>
          </table:table-cell>
          <table:table-cell table:style-name="ID0EWAAE" office:value-type="string">
            <text:p>no</text:p>
          </table:table-cell>
          <table:table-cell table:style-name="ID0EWAAE" office:value-type="string">
            <text:p>Tag</text:p>
          </table:table-cell>
          <table:table-cell table:style-name="ID0EWAAE"/>
          <table:table-cell table:style-name="ID0E3PAC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3PAC" table:formula="oooc:=IF([.C23]=&quot;no&quot;;&quot;&quot;;&quot;@JsonKey(includeIfNull: false)&quot;)" office:value-type="string">
            <text:p/>
          </table:table-cell>
          <table:table-cell table:style-name="ID0EEPAC" table:formula="oooc:=CONCATENATE(IF([.C23]=&quot;no&quot;;&quot;final&quot;;&quot;     &quot;);&quot; &quot;;[.D23];&quot; &quot;;[.A23];&quot;;&quot;)" office:value-type="string">
            <text:p>final Tag tags;</text:p>
          </table:table-cell>
          <table:table-cell table:style-name="ID0EGWAE" table:formula="oooc:=CONCATENATE([.F23];CHAR(10);IF([.G23]=&quot;&quot;;&quot;&quot;;CONCATENATE([.G23];CHAR(10)));[.H23])" office:value-type="string">
            <text:p>/// (required) An array of Tags
final Tag tags;</text:p>
          </table:table-cell>
          <table:table-cell table:style-name="ID0E3PAC"/>
          <table:table-cell table:style-name="ID0E3PAC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5ODI">
          <table:table-cell table:style-name="ID0EWAAE" office:value-type="string">
            <text:p>application</text:p>
          </table:table-cell>
          <table:table-cell table:style-name="ID0EWAAE" office:value-type="string">
            <text:p><text:span text:style-name="ID0E2RAG">Application</text:span><text:span text:style-name="ID0EESAG"> from which the status was posted</text:span>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App</text:p>
          </table:table-cell>
          <table:table-cell table:style-name="ID0EWAAE"/>
          <table:table-cell table:style-name="ID0E3PAC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3PAC" table:formula="oooc:=IF([.C2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4]=&quot;no&quot;;&quot;final&quot;;&quot;     &quot;);&quot; &quot;;[.D24];&quot; &quot;;[.A24];&quot;;&quot;)" office:value-type="string">
            <text:p>      App application;</text:p>
          </table:table-cell>
          <table:table-cell table:style-name="ID0ETWAE" table:formula="oooc:=CONCATENATE([.F24];CHAR(10);IF([.G24]=&quot;&quot;;&quot;&quot;;CONCATENATE([.G24];CHAR(10)));[.H24])" office:value-type="string">
            <text:p>/// (optional) Application from which the status was posted
@JsonKey(includeIfNull: false)
      App application;</text:p>
          </table:table-cell>
          <table:table-cell table:style-name="ID0E3PAC"/>
          <table:table-cell table:style-name="ID0E3PAC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IRDI">
          <table:table-cell table:style-name="ID0EWAAE" office:value-type="string">
            <text:p>language</text:p>
          </table:table-cell>
          <table:table-cell table:style-name="ID0EWAAE" office:value-type="string">
            <text:p>The detected language for the status, if detected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3PAC" table:formula="oooc:=IF([.C2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AX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3PAC"/>
          <table:table-cell table:style-name="ID0E3PAC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STDI">
          <table:table-cell table:style-name="ID0EWAAE" office:value-type="string">
            <text:p>pinned</text:p>
          </table:table-cell>
          <table:table-cell table:style-name="ID0EWAAE" office:value-type="string">
            <text:p>Whether this is the pinned status for the account that posted it</text:p>
          </table:table-cell>
          <table:table-cell table:style-name="ID0EWAAE" office:value-type="string">
            <text:p>yes</text:p>
          </table:table-cell>
          <table:table-cell table:style-name="ID0EWAAE" office:value-type="string">
            <text:p>bool</text:p>
          </table:table-cell>
          <table:table-cell table:style-name="ID0EWAAE"/>
          <table:table-cell table:style-name="ID0E3PAC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3PAC" table:formula="oooc:=IF([.C2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NX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3PAC"/>
          <table:table-cell table:style-name="ID0E3PAC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3V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3PAC" table:formula="oooc:=IF([.C2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1X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X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3PAC" table:formula="oooc:=IF([.C2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H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Z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3PAC" table:formula="oooc:=IF([.C2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UY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2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3PAC" table:formula="oooc:=IF([.C3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B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3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3PAC" table:formula="oooc:=IF([.C3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O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5DI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3PAC" table:formula="oooc:=IF([.C3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2Z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AA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3PAC" table:formula="oooc:=IF([.C3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I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Mention" table:style-name="ID0ELPEK">
        <table:table-column table:style-name="ID0ETDAK" table:default-cell-style-name="ID0E1OAC"/>
        <table:table-column table:style-name="ID0EZDAK" table:default-cell-style-name="ID0E1OAC"/>
        <table:table-column table:style-name="ID0E6DAK" table:default-cell-style-name="ID0E1OAC"/>
        <table:table-column table:style-name="ID0EFEAK" table:number-columns-repeated="2" table:default-cell-style-name="ID0E1OAC"/>
        <table:table-column table:style-name="ID0ELEAK" table:number-columns-repeated="4" table:default-cell-style-name="ID0E1OAC"/>
        <table:table-column table:style-name="ID0EREAK" table:number-columns-repeated="247" table:default-cell-style-name="ID0E1OAC"/>
        <table:table-row xmlns:xdr="http://schemas.openxmlformats.org/drawingml/2006/spreadsheetDrawing" table:style-name="ID0EYEAK">
          <table:table-cell table:style-name="ID0E3PAC" office:value-type="string">
            <text:p>class name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field definitions</text:p>
          </table:table-cell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QGAK">
          <table:table-cell table:style-name="ID0E3PAC" office:value-type="string">
            <text:p>Mention</text:p>
          </table:table-cell>
          <table:table-cell table:style-name="ID0E3PAC"/>
          <table:table-cell table:style-name="ID0E3PAC"/>
          <table:table-cell table:style-name="ID0E3PAC" office:value-type="string">
            <text:p>type</text:p>
          </table:table-cell>
          <table:table-cell table:style-name="ID0E3PAC"/>
          <table:table-cell table:style-name="ID0E3PAC" office:value-type="string">
            <text:p>comment part</text:p>
          </table:table-cell>
          <table:table-cell table:style-name="ID0E3PAC" office:value-type="string">
            <text:p>json annotation</text:p>
          </table:table-cell>
          <table:table-cell table:style-name="ID0E3PAC" office:value-type="string">
            <text:p>variable part</text:p>
          </table:table-cell>
          <table:table-cell table:style-name="ID0EDBAE" office:value-type="string">
            <text:p>COMBINED</text:p>
          </table:table-cell>
          <table:table-cell table:style-name="ID0E3PAC"/>
          <table:table-cell table:style-name="ID0E3PAC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RIAK">
          <table:table-cell table:style-name="ID0EV1AE" office:value-type="string">
            <text:p>url</text:p>
          </table:table-cell>
          <table:table-cell table:style-name="ID0EV1AE" office:value-type="string">
            <text:p>URL of user's profile (can be remote)</text:p>
          </table:table-cell>
          <table:table-cell table:style-name="ID0EV1AE" office:value-type="string">
            <text:p>no</text:p>
          </table:table-cell>
          <table:table-cell table:style-name="ID0EWAAE" office:value-type="string">
            <text:p>Uri</text:p>
          </table:table-cell>
          <table:table-cell table:style-name="ID0EWAAE"/>
          <table:table-cell table:style-name="ID0E3PAC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3PAC" table:formula="oooc:=IF([.C3]=&quot;no&quot;;&quot;&quot;;&quot;@JsonKey(includeIfNull: false)&quot;)" office:value-type="string">
            <text:p/>
          </table:table-cell>
          <table:table-cell table:style-name="ID0EEPAC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COAE" table:formula="oooc:=CONCATENATE([.F3];CHAR(10);IF([.G3]=&quot;&quot;;&quot;&quot;;CONCATENATE([.G3];CHAR(10)));[.H3])" office:value-type="string">
            <text:p>/// (required) URL of user's profile (can be remote)
final Uri url;</text:p>
          </table:table-cell>
          <table:table-cell table:style-name="ID0E3PAC"/>
          <table:table-cell table:style-name="ID0E3PAC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1KAK">
          <table:table-cell table:style-name="ID0EV1AE" office:value-type="string">
            <text:p>username</text:p>
          </table:table-cell>
          <table:table-cell table:style-name="ID0EV1AE" office:value-type="string">
            <text:p>The username of the account</text:p>
          </table:table-cell>
          <table:table-cell table:style-name="ID0EV1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3PAC" table:formula="oooc:=IF([.C4]=&quot;no&quot;;&quot;&quot;;&quot;@JsonKey(includeIfNull: false)&quot;)" office:value-type="string">
            <text:p/>
          </table:table-cell>
          <table:table-cell table:style-name="ID0EE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PO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3PAC"/>
          <table:table-cell table:style-name="ID0E3PAC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DNAK">
          <table:table-cell table:style-name="ID0EV1AE" office:value-type="string">
            <text:p>acct</text:p>
          </table:table-cell>
          <table:table-cell table:style-name="ID0EV1AE" office:value-type="string">
            <text:p>Equals</text:p>
          </table:table-cell>
          <table:table-cell table:style-name="ID0EV1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3PAC" table:formula="oooc:=IF([.C5]=&quot;no&quot;;&quot;&quot;;&quot;@JsonKey(includeIfNull: false)&quot;)" office:value-type="string">
            <text:p/>
          </table:table-cell>
          <table:table-cell table:style-name="ID0EE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3OAE" table:formula="oooc:=CONCATENATE([.F5];CHAR(10);IF([.G5]=&quot;&quot;;&quot;&quot;;CONCATENATE([.G5];CHAR(10)));[.H5])" office:value-type="string">
            <text:p>/// (required) Equals
final String acct;</text:p>
          </table:table-cell>
          <table:table-cell table:style-name="ID0E3PAC"/>
          <table:table-cell table:style-name="ID0E3PAC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MPAK">
          <table:table-cell table:style-name="ID0EV1AE" office:value-type="string">
            <text:p>id</text:p>
          </table:table-cell>
          <table:table-cell table:style-name="ID0EV1AE" office:value-type="string">
            <text:p>Account ID</text:p>
          </table:table-cell>
          <table:table-cell table:style-name="ID0EV1AE" office:value-type="string">
            <text:p>no</text:p>
          </table:table-cell>
          <table:table-cell table:style-name="ID0EWAAE" office:value-type="string">
            <text:p>String</text:p>
          </table:table-cell>
          <table:table-cell table:style-name="ID0EWAAE"/>
          <table:table-cell table:style-name="ID0E3PAC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3PAC" table:formula="oooc:=IF([.C6]=&quot;no&quot;;&quot;&quot;;&quot;@JsonKey(includeIfNull: false)&quot;)" office:value-type="string">
            <text:p/>
          </table:table-cell>
          <table:table-cell table:style-name="ID0EEPAC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JPAE" table:formula="oooc:=CONCATENATE([.F6];CHAR(10);IF([.G6]=&quot;&quot;;&quot;&quot;;CONCATENATE([.G6];CHAR(10)));[.H6])" office:value-type="string">
            <text:p>/// (required) Account ID
final String id;</text:p>
          </table:table-cell>
          <table:table-cell table:style-name="ID0E3PAC"/>
          <table:table-cell table:style-name="ID0E3PAC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VR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3PAC" table:formula="oooc:=IF([.C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WP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T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3PAC" table:formula="oooc:=IF([.C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DQ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V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3PAC" table:formula="oooc:=IF([.C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QQ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X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 office:value-type="string">
            <text:p>* external lib</text:p>
          </table:table-cell>
          <table:table-cell table:style-name="ID0E3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3PAC" table:formula="oooc:=IF([.C1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4Q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1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3PAC" table:formula="oooc:=IF([.C1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KR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3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3PAC" table:formula="oooc:=IF([.C1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XR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5A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3PAC" table:formula="oooc:=IF([.C1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ES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A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3PAC" table:formula="oooc:=IF([.C1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RS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C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3PAC" table:formula="oooc:=IF([.C1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S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E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3PAC" table:formula="oooc:=IF([.C1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LT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G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3PAC" table:formula="oooc:=IF([.C1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YT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I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3PAC" table:formula="oooc:=IF([.C1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FU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K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3PAC" table:formula="oooc:=IF([.C1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SU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M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3PAC" table:formula="oooc:=IF([.C2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6U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P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3PAC" table:formula="oooc:=IF([.C2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MV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R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3PAC" table:formula="oooc:=IF([.C2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ZV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T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3PAC" table:formula="oooc:=IF([.C2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GW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V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3PAC" table:formula="oooc:=IF([.C2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TW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X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3PAC" table:formula="oooc:=IF([.C2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AX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ZBK"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WAAE"/>
          <table:table-cell table:style-name="ID0E3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3PAC" table:formula="oooc:=IF([.C2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NX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3PAC"/>
          <table:table-cell table:style-name="ID0E3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2B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3PAC" table:formula="oooc:=IF([.C2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1X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L4B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3PAC" table:formula="oooc:=IF([.C2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H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D6B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3PAC" table:formula="oooc:=IF([.C2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UY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2AC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3PAC" table:formula="oooc:=IF([.C3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B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TCC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3PAC" table:formula="oooc:=IF([.C3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O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LEC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3PAC" table:formula="oooc:=IF([.C3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2Z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DGCK"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/>
          <table:table-cell table:style-name="ID0E3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3PAC" table:formula="oooc:=IF([.C3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I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Emoji" table:style-name="ID0EQPEK">
        <table:table-column table:style-name="ID0EJJCK" table:default-cell-style-name="ID0EC2AE"/>
        <table:table-column table:style-name="ID0EQJCK" table:default-cell-style-name="ID0EC2AE"/>
        <table:table-column table:style-name="ID0EXJCK" table:default-cell-style-name="ID0EC2AE"/>
        <table:table-column table:style-name="ID0E5JCK" table:number-columns-repeated="2" table:default-cell-style-name="ID0EC2AE"/>
        <table:table-column table:style-name="ID0EFKCK" table:number-columns-repeated="4" table:default-cell-style-name="ID0EC2AE"/>
        <table:table-column table:style-name="ID0EMKCK" table:number-columns-repeated="247" table:default-cell-style-name="ID0EC2AE"/>
        <table:table-column table:style-name="ID0ETKCK" table:number-columns-repeated="0" table:default-cell-style-name="ID0EC2AE"/>
        <table:table-row xmlns:xdr="http://schemas.openxmlformats.org/drawingml/2006/spreadsheetDrawing" table:style-name="ID0E1KCK">
          <table:table-cell table:style-name="ID0EEPAC" office:value-type="string">
            <text:p>class name</text:p>
          </table:table-cell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office:value-type="string">
            <text:p>field definitions</text:p>
          </table:table-cell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SMCK">
          <table:table-cell table:style-name="ID0EEPAC" office:value-type="string">
            <text:p>Emoji</text:p>
          </table:table-cell>
          <table:table-cell table:style-name="ID0EEPAC"/>
          <table:table-cell table:style-name="ID0EEPAC"/>
          <table:table-cell table:style-name="ID0EEPAC" office:value-type="string">
            <text:p>type</text:p>
          </table:table-cell>
          <table:table-cell table:style-name="ID0EEPAC"/>
          <table:table-cell table:style-name="ID0EEPAC" office:value-type="string">
            <text:p>comment part</text:p>
          </table:table-cell>
          <table:table-cell table:style-name="ID0EEPAC" office:value-type="string">
            <text:p>json annotation</text:p>
          </table:table-cell>
          <table:table-cell table:style-name="ID0EEPAC" office:value-type="string">
            <text:p>variable part</text:p>
          </table:table-cell>
          <table:table-cell table:style-name="ID0EDBAE" office:value-type="string">
            <text:p>COMBINED</text:p>
          </table:table-cell>
          <table:table-cell table:style-name="ID0EEPAC"/>
          <table:table-cell table:style-name="ID0EEPAC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TOCK">
          <table:table-cell office:value-type="string">
            <text:p>shortcode</text:p>
          </table:table-cell>
          <table:table-cell office:value-type="string">
            <text:p>The shortcode of the emoji</text:p>
          </table:table-cell>
          <table:table-cell office:value-type="string">
            <text:p>no</text:p>
          </table:table-cell>
          <table:table-cell table:style-name="ID0EJAAE" office:value-type="string">
            <text:p>String</text:p>
          </table:table-cell>
          <table:table-cell table:style-name="ID0EJAAE"/>
          <table:table-cell table:style-name="ID0EEPAC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EPAC" table:formula="oooc:=IF([.C3]=&quot;no&quot;;&quot;&quot;;&quot;@JsonKey(includeIfNull: false)&quot;)" office:value-type="string">
            <text:p/>
          </table:table-cell>
          <table:table-cell table:style-name="ID0EEPAC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PBAE" table:formula="oooc:=CONCATENATE([.F3];CHAR(10);IF([.G3]=&quot;&quot;;&quot;&quot;;CONCATENATE([.G3];CHAR(10)));[.H3])" office:value-type="string">
            <text:p>/// (required) The shortcode of the emoji
final String shortcode;</text:p>
          </table:table-cell>
          <table:table-cell table:style-name="ID0EEPAC"/>
          <table:table-cell table:style-name="ID0EEPAC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ZQCK">
          <table:table-cell office:value-type="string">
            <text:p>static_url</text:p>
          </table:table-cell>
          <table:table-cell office:value-type="string">
            <text:p>URL to the emoji static image</text:p>
          </table:table-cell>
          <table:table-cell office:value-type="string">
            <text:p>no</text:p>
          </table:table-cell>
          <table:table-cell table:style-name="ID0EJAAE" office:value-type="string">
            <text:p>Uri</text:p>
          </table:table-cell>
          <table:table-cell table:style-name="ID0EJAAE"/>
          <table:table-cell table:style-name="ID0EEPAC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EPAC" table:formula="oooc:=IF([.C4]=&quot;no&quot;;&quot;&quot;;&quot;@JsonKey(includeIfNull: false)&quot;)" office:value-type="string">
            <text:p/>
          </table:table-cell>
          <table:table-cell table:style-name="ID0EEPAC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PBAE" table:formula="oooc:=CONCATENATE([.F4];CHAR(10);IF([.G4]=&quot;&quot;;&quot;&quot;;CONCATENATE([.G4];CHAR(10)));[.H4])" office:value-type="string">
            <text:p>/// (required) URL to the emoji static image
final Uri static_url;</text:p>
          </table:table-cell>
          <table:table-cell table:style-name="ID0EEPAC"/>
          <table:table-cell table:style-name="ID0EEPAC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6SCK">
          <table:table-cell office:value-type="string">
            <text:p>url</text:p>
          </table:table-cell>
          <table:table-cell office:value-type="string">
            <text:p>URL to the emoji image</text:p>
          </table:table-cell>
          <table:table-cell office:value-type="string">
            <text:p>no</text:p>
          </table:table-cell>
          <table:table-cell table:style-name="ID0EJAAE" office:value-type="string">
            <text:p>Uri</text:p>
          </table:table-cell>
          <table:table-cell table:style-name="ID0EJAAE"/>
          <table:table-cell table:style-name="ID0EEPAC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EPAC" table:formula="oooc:=IF([.C5]=&quot;no&quot;;&quot;&quot;;&quot;@JsonKey(includeIfNull: false)&quot;)" office:value-type="string">
            <text:p/>
          </table:table-cell>
          <table:table-cell table:style-name="ID0EE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PBAE" table:formula="oooc:=CONCATENATE([.F5];CHAR(10);IF([.G5]=&quot;&quot;;&quot;&quot;;CONCATENATE([.G5];CHAR(10)));[.H5])" office:value-type="string">
            <text:p>/// (required) URL to the emoji image
final Uri url;</text:p>
          </table:table-cell>
          <table:table-cell table:style-name="ID0EEPAC"/>
          <table:table-cell table:style-name="ID0EEP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FVCK">
          <table:table-cell table:style-name="ID0EV1AE"/>
          <table:table-cell table:style-name="ID0EV1AE"/>
          <table:table-cell table:style-name="ID0EV1AE"/>
          <table:table-cell table:style-name="ID0EJAAE"/>
          <table:table-cell table:style-name="ID0EJAAE"/>
          <table:table-cell table:style-name="ID0EE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EPAC" table:formula="oooc:=IF([.C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P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XC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EPAC" table:formula="oooc:=IF([.C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P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ZC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EPAC" table:formula="oooc:=IF([.C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P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2C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EPAC" table:formula="oooc:=IF([.C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P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4C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EPAC" table:formula="oooc:=IF([.C1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P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6C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EPAC" table:formula="oooc:=IF([.C1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P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B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EPAC" table:formula="oooc:=IF([.C1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P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D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EPAC" table:formula="oooc:=IF([.C1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P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F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EPAC" table:formula="oooc:=IF([.C1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P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I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EPAC" table:formula="oooc:=IF([.C1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P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K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EPAC" table:formula="oooc:=IF([.C1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P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M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EPAC" table:formula="oooc:=IF([.C1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P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O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EPAC" table:formula="oooc:=IF([.C1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P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Q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EPAC" table:formula="oooc:=IF([.C1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P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S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EPAC" table:formula="oooc:=IF([.C2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P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U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EPAC" table:formula="oooc:=IF([.C2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P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W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EPAC" table:formula="oooc:=IF([.C2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P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Y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EPAC" table:formula="oooc:=IF([.C2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P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1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EPAC" table:formula="oooc:=IF([.C24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P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3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EPAC" table:formula="oooc:=IF([.C25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P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6DK"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JAAE"/>
          <table:table-cell table:style-name="ID0EE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EPAC" table:formula="oooc:=IF([.C26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P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EPAC"/>
          <table:table-cell table:style-name="ID0EE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B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EPAC" table:formula="oooc:=IF([.C27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P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C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EPAC" table:formula="oooc:=IF([.C28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P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E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EPAC" table:formula="oooc:=IF([.C29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P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G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EPAC" table:formula="oooc:=IF([.C30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P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I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EPAC" table:formula="oooc:=IF([.C31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P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J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EPAC" table:formula="oooc:=IF([.C32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P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LEK"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/>
          <table:table-cell table:style-name="ID0EE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EPAC" table:formula="oooc:=IF([.C33]=&quot;no&quot;;&quot;&quot;;&quot;@JsonKey(includeIfNull: false)&quot;)" office:value-type="string">
            <text:p>@JsonKey(includeIfNull: false)</text:p>
          </table:table-cell>
          <table:table-cell table:style-name="ID0EE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P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9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QA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1AAG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OB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QG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AH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5P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IQ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4T12:22:55.896</meta:creation-date>
    <dc:creator xmlns:dc="http://purl.org/dc/elements/1.1/">ccwpc</dc:creator>
    <dc:date xmlns:dc="http://purl.org/dc/elements/1.1/">2018-05-14T12:29:31.029</dc:date>
    <meta:editing-cycles>20</meta:editing-cycles>
    <meta:document-statistic/>
  </office:meta>
</office:document-meta>
</file>